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OZA CANZAYA, JORGE ARTU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BOZA CANZAYA, JORGE ARTU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4172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6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55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33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8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1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5/09/2021</text:p>
          </table:table-cell>
          <table:table-cell table:style-name="Tabla2.A2" office:value-type="string">
            <text:p text:style-name="P9">187496</text:p>
          </table:table-cell>
          <table:table-cell table:style-name="Tabla2.A2" office:value-type="string">
            <text:p text:style-name="P9">41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AMOGEN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5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5T23:31:4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